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2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3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4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15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16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17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18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9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1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2" style:family="paragraph" style:parent-style-name="Text_20_body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weight="normal" style:font-weight-asian="normal" style:font-name-complex="Arial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ru" fo:country="RU" fo:font-style="normal" style:font-style-asian="normal" style:font-style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font-name-complex="Arial"/>
    </style:style>
    <style:style style:name="T18" style:family="text">
      <style:text-properties fo:color="#ffffff" style:text-underline-style="solid" style:text-underline-width="auto" style:text-underline-color="font-color" style:font-name-complex="Ari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background-color="transparent"/>
    </style:style>
    <style:style style:name="T21" style:family="text">
      <style:text-properties style:use-window-font-color="true" fo:language="en" fo:country="US"/>
    </style:style>
    <style:style style:name="T22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4">ПРОТОКОЛ <text:span text:style-name="T7">ПОВЕРКИ</text:span></text:p>
      <text:p text:style-name="P5"/>
      <text:p text:style-name="P16"><text:span text:style-name="T9">БДКГ-22 зав. № <text:s/></text:span><text:span text:style-name="T3">$allSerial</text:span></text:p>
      <text:p text:style-name="P15"><text:span text:style-name="T17">принадлежащего<text:tab/></text:span><text:span text:style-name="T18"><text:tab/></text:span></text:p>
      <text:p text:style-name="P17"><text:span text:style-name="T7">Поверка проводилась на базе УП «АТОМТЕХ», в нормальных климатических условиях при температуре </text:span><text:span text:style-name="T10">Т</text:span><text:span text:style-name="T7"> = </text:span><text:span text:style-name="T12"><text:s/></text:span><text:span text:style-name="T11">$temp </text:span><text:span text:style-name="T7"><text:s/>°</text:span><text:span text:style-name="T10">С</text:span><text:span text:style-name="T7">, атмосферном давлении </text:span><text:span text:style-name="T10">Р</text:span><text:span text:style-name="T7"> = </text:span><text:span text:style-name="T12"><text:s text:c="5"/></text:span><text:span text:style-name="T7"><text:s/>мм.рт.ст, относительной влажности воздуха </text:span><text:span text:style-name="T10">р</text:span><text:span text:style-name="T7"> = </text:span><text:span text:style-name="T12"><text:s/></text:span><text:span text:style-name="T11">$vlag </text:span><text:span text:style-name="T7"><text:s/>%, внешнем фоне γ-излучения </text:span><text:span text:style-name="T2">H</text:span><text:span text:style-name="T7">*(10) = </text:span><text:span text:style-name="T12"><text:s/></text:span><text:span text:style-name="T11">$bground </text:span><text:span text:style-name="T7"><text:s/>нЗв/ч, <text:s/>согласно методике, изложенной в </text:span><text:span text:style-name="T22">МП.</text:span><text:span text:style-name="T21">854</text:span><text:span text:style-name="T22">-20</text:span><text:span text:style-name="T21">20</text:span></text:p>
      <text:p text:style-name="P12"><text:span text:style-name="T7">1. С</text:span>редства <text:span text:style-name="T7">поверки</text:span></text:p>
      <text:p text:style-name="P10">а)<text:tab/>Эталонные средства измерений:</text:p>
      <text:p text:style-name="P18">- <text:span text:style-name="T1">$facility_110</text:span>;</text:p>
      <text:p text:style-name="P18">- <text:span text:style-name="T1">$facility_1</text:span><text:span text:style-name="T7">3</text:span><text:span text:style-name="T1">0</text:span>;</text:p>
      <text:p text:style-name="P11"><text:span text:style-name="T5">б</text:span><text:span text:style-name="T6">)<text:tab/></text:span><text:span text:style-name="T5">Оборудование</text:span><text:span text:style-name="T6">: </text:span></text:p>
      <text:p text:style-name="P19">- пульт проверки БД ТИАЯ.441546.001, или адаптер интерфейсный ТИАЯ.468369.004 с ПЭВМ, управляемой программой “SARKtech”;</text:p>
      <text:p text:style-name="P13">2. Поверка блоков детектирования</text:p>
      <text:p text:style-name="P10">а)<text:tab/>Внешний осмотр и опробование БД:</text:p>
      <text:p text:style-name="P20">- документация<text:tab/></text:p>
      <text:p text:style-name="P20">- отсутствие механических повреждений<text:tab/></text:p>
      <text:p text:style-name="P21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20">- контроль работоспособности<text:tab/></text:p>
      <text:p text:style-name="P10"><text:span text:style-name="T7">б</text:span>)<text:tab/>Определение допускаемой основной относительной погрешности измерения мощности амбиентного эквивалента <text:span text:style-name="T7">дозы</text:span> измерителя с БДКГ–<text:span text:style-name="T7">22</text:span></text:p>
      <text:p text:style-name="P10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4">Блок детектирования <text:span text:style-name="T7">гамма-излучения БДКГ-22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3">Мощность амбиентной эквивалент-ной дозы в <text:span text:style-name="T7">контрольной</text:span> точке <text:span text:style-name="T16">Ḣ</text:span><text:span text:style-name="T14">oi</text:span></text:p>
          </table:table-cell>
          <table:table-cell table:style-name="t1.B2" table:number-rows-spanned="3" office:value-type="string">
            <text:p text:style-name="P26">Номер источ-ника</text:p>
          </table:table-cell>
          <table:table-cell table:style-name="t1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1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8">Относи-тельная</text:span><text:span text:style-name="T20"> </text:span><text:span text:style-name="T8">погреш-ность</text:span><text:span text:style-name="T20"> </text:span><text:span text:style-name="T8">измерения</text:span> </text:p>
            <text:p text:style-name="P26"><text:span text:style-name="T10">θ</text:span><text:span text:style-name="T15">пр</text:span><text:span text:style-name="T14">i</text:span><text:span text:style-name="T7">,</text:span> %</text:p>
          </table:table-cell>
          <table:table-cell table:style-name="t1.B2" table:number-rows-spanned="3" office:value-type="string">
            <text:p text:style-name="P24"><text:span text:style-name="T7">Довери-тель</text:span>ная граница погреш-ности измерения <text:span text:style-name="T4">Δ</text:span><text:span text:style-name="T14">i</text:span><text:span text:style-name="T1">,</text:span> %</text:p>
          </table:table-cell>
          <table:table-cell table:style-name="t1.K2" table:number-rows-spanned="3" office:value-type="string">
            <text:p text:style-name="P25"><text:span text:style-name="T19">Предел основной </text:span><text:span text:style-name="T7">относи-тельной</text:span> <text:span text:style-name="T1">погреш-ности</text:span>, </text:p>
            <text:p text:style-name="P25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8">Фон, нЗв/ч</text:p>
          </table:table-cell>
          <table:table-cell table:style-name="t1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8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9"><text:span text:style-name="T16">H</text:span><text:span text:style-name="T13">1</text:span></text:p>
          </table:table-cell>
          <table:table-cell table:style-name="t1.D3" office:value-type="string">
            <text:p text:style-name="P28"><text:span text:style-name="T2">H</text:span><text:span text:style-name="T13">2</text:span></text:p>
          </table:table-cell>
          <table:table-cell table:style-name="t1.D3" office:value-type="string">
            <text:p text:style-name="P28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8">0,7 мкЗв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8" office:value-type="string">
            <text:p text:style-name="P8">±<text:span text:style-name="T1">20</text:span></text:p>
          </table:table-cell>
        </table:table-row>
        <table:table-row table:style-name="t1.5">
          <table:table-cell table:style-name="t1.A5" office:value-type="string">
            <text:p text:style-name="P8">7 мкЗв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8">70 мкЗв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8">0,7 мЗв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8">7,0 мЗв/ч</text:p>
          </table:table-cell>
          <table:table-cell table:style-name="t1.B5" office:value-type="string">
            <text:p text:style-name="P9">$1-34</text:p>
          </table:table-cell>
          <table:table-cell table:style-name="t1.B5" office:value-type="string">
            <text:p text:style-name="P9">$1-44</text:p>
          </table:table-cell>
          <table:table-cell table:style-name="t1.B5" office:value-type="string">
            <text:p text:style-name="P9">$1-54</text:p>
          </table:table-cell>
          <table:table-cell table:style-name="t1.B5" office:value-type="string">
            <text:p text:style-name="P9">$1-64</text:p>
          </table:table-cell>
          <table:table-cell table:style-name="t1.B5" office:value-type="string">
            <text:p text:style-name="P9">$1-74</text:p>
          </table:table-cell>
          <table:table-cell table:style-name="t1.B5" office:value-type="string">
            <text:p text:style-name="P9">$1-84</text:p>
          </table:table-cell>
          <table:table-cell table:style-name="t1.B5" office:value-type="string">
            <text:p text:style-name="P9">$1-04</text:p>
          </table:table-cell>
          <table:table-cell table:style-name="t1.B5" office:value-type="string">
            <text:p text:style-name="P9">$1-14</text:p>
          </table:table-cell>
          <table:table-cell table:style-name="t1.B5" office:value-type="string">
            <text:p text:style-name="P9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8">70 мЗв/ч</text:p>
          </table:table-cell>
          <table:table-cell table:style-name="t1.B5" office:value-type="string">
            <text:p text:style-name="P9">$1-35</text:p>
          </table:table-cell>
          <table:table-cell table:style-name="t1.B5" office:value-type="string">
            <text:p text:style-name="P9">$1-45</text:p>
          </table:table-cell>
          <table:table-cell table:style-name="t1.B5" office:value-type="string">
            <text:p text:style-name="P9">$1-55</text:p>
          </table:table-cell>
          <table:table-cell table:style-name="t1.B5" office:value-type="string">
            <text:p text:style-name="P9">$1-65</text:p>
          </table:table-cell>
          <table:table-cell table:style-name="t1.B5" office:value-type="string">
            <text:p text:style-name="P9">$1-75</text:p>
          </table:table-cell>
          <table:table-cell table:style-name="t1.B5" office:value-type="string">
            <text:p text:style-name="P9">$1-85</text:p>
          </table:table-cell>
          <table:table-cell table:style-name="t1.B5" office:value-type="string">
            <text:p text:style-name="P9">$1-05</text:p>
          </table:table-cell>
          <table:table-cell table:style-name="t1.B5" office:value-type="string">
            <text:p text:style-name="P9">$1-15</text:p>
          </table:table-cell>
          <table:table-cell table:style-name="t1.B5" office:value-type="string">
            <text:p text:style-name="P9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8"><text:span text:style-name="T7">0,7</text:span> Зв/ч</text:p>
          </table:table-cell>
          <table:table-cell table:style-name="t1.B5" office:value-type="string">
            <text:p text:style-name="P9">$1-36</text:p>
          </table:table-cell>
          <table:table-cell table:style-name="t1.B5" office:value-type="string">
            <text:p text:style-name="P9">$1-46</text:p>
          </table:table-cell>
          <table:table-cell table:style-name="t1.B5" office:value-type="string">
            <text:p text:style-name="P9">$1-56</text:p>
          </table:table-cell>
          <table:table-cell table:style-name="t1.B5" office:value-type="string">
            <text:p text:style-name="P9">$1-66</text:p>
          </table:table-cell>
          <table:table-cell table:style-name="t1.B5" office:value-type="string">
            <text:p text:style-name="P9">$1-76</text:p>
          </table:table-cell>
          <table:table-cell table:style-name="t1.B5" office:value-type="string">
            <text:p text:style-name="P9">$1-86</text:p>
          </table:table-cell>
          <table:table-cell table:style-name="t1.B5" office:value-type="string">
            <text:p text:style-name="P9">$1-06</text:p>
          </table:table-cell>
          <table:table-cell table:style-name="t1.B5" office:value-type="string">
            <text:p text:style-name="P9">$1-16</text:p>
          </table:table-cell>
          <table:table-cell table:style-name="t1.B5" office:value-type="string">
            <text:p text:style-name="P9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8">7 Зв/ч</text:p>
          </table:table-cell>
          <table:table-cell table:style-name="t1.B12" office:value-type="string">
            <text:p text:style-name="P9">$1-37</text:p>
          </table:table-cell>
          <table:table-cell table:style-name="t1.B12" office:value-type="string">
            <text:p text:style-name="P9">$1-47</text:p>
          </table:table-cell>
          <table:table-cell table:style-name="t1.B12" office:value-type="string">
            <text:p text:style-name="P9">$1-57</text:p>
          </table:table-cell>
          <table:table-cell table:style-name="t1.B12" office:value-type="string">
            <text:p text:style-name="P9">$1-67</text:p>
          </table:table-cell>
          <table:table-cell table:style-name="t1.B12" office:value-type="string">
            <text:p text:style-name="P9">$1-77</text:p>
          </table:table-cell>
          <table:table-cell table:style-name="t1.B12" office:value-type="string">
            <text:p text:style-name="P9">$1-87</text:p>
          </table:table-cell>
          <table:table-cell table:style-name="t1.B12" office:value-type="string">
            <text:p text:style-name="P9">$1-07</text:p>
          </table:table-cell>
          <table:table-cell table:style-name="t1.B12" office:value-type="string">
            <text:p text:style-name="P9">$1-17</text:p>
          </table:table-cell>
          <table:table-cell table:style-name="t1.B12" office:value-type="string">
            <text:p text:style-name="P9">$1-27</text:p>
          </table:table-cell>
          <table:covered-table-cell/>
        </table:table-row>
      </table:table>
      <text:p text:style-name="P22"/>
      <table:table table:name="Таблица13" table:style-name="Таблица13">
        <table:table-column table:style-name="Таблица13.A"/>
        <text:soft-page-break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8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72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<text:span text:style-name="MT1">2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18:33.37</dc:date>
    <meta:editing-duration>P3DT1H14M56S</meta:editing-duration>
    <meta:editing-cycles>314</meta:editing-cycles>
    <meta:generator>OpenOffice/4.1.6$Win32 OpenOffice.org_project/416m1$Build-9790</meta:generator>
    <meta:document-statistic meta:table-count="2" meta:image-count="0" meta:object-count="0" meta:page-count="2" meta:paragraph-count="123" meta:word-count="274" meta:character-count="1878"/>
  </office:meta>
</office:document-meta>
</file>